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3437in"/>
    </style:style>
    <style:style style:name="TableColumn4" style:family="table-column">
      <style:table-column-properties style:column-width="1.4722in"/>
    </style:style>
    <style:style style:name="TableColumn5" style:family="table-column">
      <style:table-column-properties style:column-width="3.077in"/>
    </style:style>
    <style:style style:name="TableColumn6" style:family="table-column">
      <style:table-column-properties style:column-width="3.4847in"/>
    </style:style>
    <style:style style:name="TableColumn7" style:family="table-column">
      <style:table-column-properties style:column-width="0.6152in"/>
    </style:style>
    <style:style style:name="Table2" style:family="table">
      <style:table-properties style:width="9.993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 style:min-row-height="0.2083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Heading2" style:family="paragraph">
      <style:paragraph-properties fo:margin-top="0.2076in" fo:margin-bottom="0.2076in" fo:line-height="100%"/>
    </style:style>
    <style:style style:name="T24" style:parent-style-name="Hyperlink" style:family="text">
      <style:text-properties fo:font-size="12pt" style:font-size-asian="12pt" style:font-size-complex="12pt"/>
    </style:style>
    <style:style style:name="T25" style:parent-style-name="Hyperlink" style:family="text">
      <style:text-properties fo:font-size="12pt" style:font-size-asian="12pt" style:font-size-complex="12pt"/>
    </style:style>
    <style:style style:name="T26" style:parent-style-name="Hyperlink" style:family="text">
      <style:text-properties fo:font-size="12pt" style:font-size-asian="12pt" style:font-size-complex="12pt"/>
    </style:style>
    <style:style style:name="T27" style:parent-style-name="Hyperlink" style:family="text">
      <style:text-properties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asian="Aptos" style:font-name-complex="Aptos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Heading2" style:family="paragraph">
      <style:paragraph-properties fo:margin-top="0.2076in" fo:margin-bottom="0.2076in" fo:line-height="100%"/>
    </style:style>
    <style:style style:name="T44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Heading2" style:family="paragraph">
      <style:paragraph-properties fo:line-height="100%"/>
    </style:style>
    <style:style style:name="T58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Heading2" style:family="paragraph">
      <style:paragraph-properties fo:margin-top="0.2076in" fo:margin-bottom="0.2076in" fo:line-height="100%"/>
    </style:style>
    <style:style style:name="T71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 style:min-row-height="0.2083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Heading2" style:family="paragraph">
      <style:paragraph-properties fo:margin-top="0.0833in" fo:margin-bottom="0.2076in" fo:line-height="100%"/>
    </style:style>
    <style:style style:name="T83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 style:min-row-height="0.2083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Heading2" style:family="paragraph">
      <style:paragraph-properties fo:margin-top="0in" fo:margin-bottom="0.2076in" fo:line-height="100%"/>
    </style:style>
    <style:style style:name="T97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98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99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10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101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102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103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-asian="Aptos" style:font-name-complex="Apto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Heading2" style:family="paragraph">
      <style:paragraph-properties fo:margin-top="0in" fo:margin-bottom="0.2076in" fo:line-height="100%"/>
    </style:style>
    <style:style style:name="T116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Heading2" style:family="paragraph">
      <style:paragraph-properties fo:margin-top="0.2076in" fo:margin-bottom="0.2076in"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Heading2" style:family="paragraph">
      <style:paragraph-properties fo:margin-top="0.2076in" fo:margin-bottom="0.2076in" fo:line-height="100%"/>
    </style:style>
    <style:style style:name="T128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Heading2" style:family="paragraph">
      <style:paragraph-properties fo:line-height="100%"/>
    </style:style>
    <style:style style:name="T141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Heading2" style:family="paragraph">
      <style:paragraph-properties fo:line-height="100%"/>
    </style:style>
    <style:style style:name="T154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-asian="Aptos" style:font-name-complex="Apto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 style:min-row-height="0.2083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Heading2" style:family="paragraph">
      <style:paragraph-properties fo:line-height="100%"/>
    </style:style>
    <style:style style:name="T168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 style:min-row-height="0.2083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Heading2" style:family="paragraph">
      <style:paragraph-properties fo:line-height="100%"/>
    </style:style>
    <style:style style:name="T18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Heading2" style:family="paragraph">
      <style:paragraph-properties fo:line-height="100%"/>
    </style:style>
    <style:style style:name="T192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Heading2" style:family="paragraph">
      <style:paragraph-properties fo:line-height="100%"/>
    </style:style>
    <style:style style:name="T204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Heading2" style:family="paragraph">
      <style:paragraph-properties fo:line-height="100%"/>
    </style:style>
    <style:style style:name="T217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Row225" style:family="table-row">
      <style:table-row-properties style:min-row-height="0.2083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Heading2" style:family="paragraph">
      <style:paragraph-properties fo:line-height="100%"/>
    </style:style>
    <style:style style:name="T23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Heading2" style:family="paragraph">
      <style:paragraph-properties fo:line-height="100%"/>
    </style:style>
    <style:style style:name="T242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P247" style:parent-style-name="Normal" style:family="paragraph">
      <style:paragraph-properties fo:margin-bottom="0in" fo:line-height="100%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Row251" style:family="table-row">
      <style:table-row-properties style:min-row-height="0.2083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Heading2" style:family="paragraph">
      <style:paragraph-properties fo:line-height="100%"/>
    </style:style>
    <style:style style:name="T256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Row263" style:family="table-row">
      <style:table-row-properties style:min-row-height="0.2083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Heading2" style:family="paragraph">
      <style:paragraph-properties fo:line-height="100%"/>
    </style:style>
    <style:style style:name="T268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Heading2" style:family="paragraph">
      <style:paragraph-properties fo:line-height="100%"/>
    </style:style>
    <style:style style:name="T28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Row288" style:family="table-row">
      <style:table-row-properties style:min-row-height="0.2083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Heading2" style:family="paragraph">
      <style:paragraph-properties fo:line-height="100%"/>
    </style:style>
    <style:style style:name="T293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margin-bottom="0in" fo:line-height="100%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Row303" style:family="table-row">
      <style:table-row-properties style:min-row-height="0.2083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Heading2" style:family="paragraph">
      <style:paragraph-properties fo:line-height="100%"/>
    </style:style>
    <style:style style:name="T308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Row318" style:family="table-row">
      <style:table-row-properties style:min-row-height="0.2083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Heading2" style:family="paragraph">
      <style:paragraph-properties fo:line-height="100%"/>
    </style:style>
    <style:style style:name="T323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 style:min-row-height="0.2083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Heading2" style:family="paragraph">
      <style:paragraph-properties fo:line-height="100%"/>
    </style:style>
    <style:style style:name="T337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Row345" style:family="table-row">
      <style:table-row-properties style:min-row-height="0.2083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Heading2" style:family="paragraph">
      <style:paragraph-properties fo:line-height="100%"/>
    </style:style>
    <style:style style:name="T35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Row357" style:family="table-row">
      <style:table-row-properties style:min-row-height="0.2083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Heading2" style:family="paragraph">
      <style:paragraph-properties fo:line-height="100%"/>
    </style:style>
    <style:style style:name="T362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style:font-name-asian="Aptos" style:font-name-complex="Apto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 style:min-row-height="0.2083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Heading2" style:family="paragraph">
      <style:paragraph-properties fo:line-height="100%"/>
    </style:style>
    <style:style style:name="T377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Row385" style:family="table-row">
      <style:table-row-properties style:min-row-height="0.2083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Heading2" style:family="paragraph">
      <style:paragraph-properties fo:line-height="100%"/>
    </style:style>
    <style:style style:name="T39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P395" style:parent-style-name="ListParagraph" style:family="paragraph">
      <style:paragraph-properties fo:margin-bottom="0in" fo:line-height="100%"/>
    </style:style>
    <style:style style:name="P396" style:parent-style-name="ListParagraph" style:family="paragraph">
      <style:paragraph-properties fo:margin-bottom="0in" fo:line-height="100%"/>
    </style:style>
    <style:style style:name="P397" style:parent-style-name="ListParagraph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Row400" style:family="table-row">
      <style:table-row-properties style:min-row-height="0.2083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Heading2" style:family="paragraph">
      <style:paragraph-properties fo:line-height="100%"/>
    </style:style>
    <style:style style:name="T405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style:font-name-asian="Aptos" style:font-name-complex="Apto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Row413" style:family="table-row">
      <style:table-row-properties style:min-row-height="0.2083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Heading2" style:family="paragraph">
      <style:paragraph-properties fo:line-height="100%"/>
    </style:style>
    <style:style style:name="T419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P424" style:parent-style-name="Normal" style:family="paragraph">
      <style:paragraph-properties fo:margin-bottom="0in" fo:line-height="100%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Heading2" style:family="paragraph">
      <style:paragraph-properties fo:line-height="100%"/>
    </style:style>
    <style:style style:name="T433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436" style:parent-style-name="DefaultParagraphFont" style:family="text">
      <style:text-properties style:font-name-asian="Aptos" style:font-name-complex="Apto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Row442" style:family="table-row">
      <style:table-row-properties style:min-row-height="0.2083i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Heading2" style:family="paragraph">
      <style:paragraph-properties fo:line-height="100%"/>
    </style:style>
    <style:style style:name="T447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450" style:parent-style-name="DefaultParagraphFont" style:family="text">
      <style:text-properties style:font-name-asian="Aptos" style:font-name-complex="Apto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Row455" style:family="table-row">
      <style:table-row-properties style:min-row-height="0.2083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Heading2" style:family="paragraph">
      <style:paragraph-properties fo:line-height="100%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Heading2" style:family="paragraph">
      <style:paragraph-properties fo:line-height="100%"/>
    </style:style>
    <style:style style:name="T460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-asian="Aptos" style:font-name-complex="Apto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Row467" style:family="table-row">
      <style:table-row-properties style:min-row-height="0.2083i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Heading2" style:family="paragraph">
      <style:paragraph-properties fo:line-height="100%"/>
      <style:text-properties style:font-name="Aptos" style:font-name-asian="Aptos" style:font-name-complex="Aptos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Heading2" style:family="paragraph">
      <style:paragraph-properties fo:line-height="100%"/>
    </style:style>
    <style:style style:name="T472" style:parent-style-name="Hyperlink" style:family="text">
      <style:text-properties style:font-name="Aptos" style:font-name-asian="Aptos" style:font-name-complex="Aptos" fo:font-size="12pt" style:font-size-asian="12pt" style:font-size-complex="12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-asian="Aptos" style:font-name-complex="Apto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Sheet for manually testing the WCAG criteria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opic</text:p>
          </table:table-cell>
          <table:table-cell table:style-name="TableCell11">
            <text:p text:style-name="P12">Criteria</text:p>
          </table:table-cell>
          <table:table-cell table:style-name="TableCell13">
            <text:p text:style-name="P14">Short description</text:p>
          </table:table-cell>
          <table:table-cell table:style-name="TableCell15">
            <text:p text:style-name="P16">Test tips</text:p>
          </table:table-cell>
          <table:table-cell table:style-name="TableCell17">
            <text:p text:style-name="P18">Status</text:p>
          </table:table-cell>
        </table:table-row>
        <table:table-row table:style-name="TableRow19">
          <table:table-cell table:style-name="TableCell20">
            <text:h text:style-name="P21" text:outline-level="2">Text alternatives</text:h>
          </table:table-cell>
          <table:table-cell table:style-name="TableCell22">
            <text:h text:style-name="P23" text:outline-level="2"><text:a xlink:href="https://www.w3.org/TR/UNDERSTANDING-WCAG20/text-equiv-all.html" office:target-frame-name="_top" xlink:show="replace"><text:span text:style-name="T24">1</text:span><text:bookmark-start text:name="_Hlt209601607"/><text:span text:style-name="T25">.</text:span><text:bookmark-end text:name="_Hlt209601607"/><text:span text:style-name="T26">1.1. Non-textual conten</text:span><text:bookmark-start text:name="_Hlt209601431"/><text:span text:style-name="T27">t</text:span><text:bookmark-end text:name="_Hlt209601431"/></text:a></text:h>
          </table:table-cell>
          <table:table-cell table:style-name="TableCell28">
            <text:p text:style-name="P29">Give the user a textual alternative for content that isn’t text.</text:p>
            <text:p text:style-name="P30"/>
          </table:table-cell>
          <table:table-cell table:style-name="TableCell31">
            <text:p text:style-name="P32">Use the WAVE Evaluation tool or turn on VoiceOver:<text:s/></text:p>
            <text:p text:style-name="P33">Do images have alt text?</text:p>
            <text:p text:style-name="P34">Do interactive icons have labels or descriptions?</text:p>
            <text:p text:style-name="P35">Are there any diagrams that lack alternative text?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Time-based media</text:p>
            <text:p text:style-name="P41"/>
          </table:table-cell>
          <table:table-cell table:style-name="TableCell42">
            <text:h text:style-name="P43" text:outline-level="2"><text:a xlink:href="https://www.w3.org/TR/UNDERSTANDING-WCAG20/media-equiv-av-only-alt.html" office:target-frame-name="_top" xlink:show="replace"><text:span text:style-name="T44">1.2 .1 Audio-and Video</text:span></text:a></text:h>
          </table:table-cell>
          <table:table-cell table:style-name="TableCell45">
            <text:p text:style-name="P46">Give the user an alternative to content only available as video or audio.</text:p>
            <text:p text:style-name="P47"/>
          </table:table-cell>
          <table:table-cell table:style-name="TableCell48">
            <text:p text:style-name="P49">Is there a textual summary of what a video or audio clip is informing on the page?</text:p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h text:style-name="P57" text:outline-level="2"><text:a xlink:href="https://www.w3.org/TR/UNDERSTANDING-WCAG20/media-equiv-captions.html" office:target-frame-name="_top" xlink:show="replace"><text:span text:style-name="T58">1.2.2 Captions</text:span></text:a></text:h>
          </table:table-cell>
          <table:table-cell table:style-name="TableCell59">
            <text:p text:style-name="P60">Offer captions for videos with sound.</text:p>
            <text:p text:style-name="P61"/>
          </table:table-cell>
          <table:table-cell table:style-name="TableCell62">
            <text:p text:style-name="P63">Videos on the page should have accurate closed captioning for users with impaired hearing or who do not have the option to turn on sound.<text:s/>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h text:style-name="P68" text:outline-level="2">Adaptability</text:h>
          </table:table-cell>
          <table:table-cell table:style-name="TableCell69">
            <text:h text:style-name="P70" text:outline-level="2"><text:a xlink:href="https://www.w3.org/TR/UNDERSTANDING-WCAG20/content-structure-separation-programmatic.html" office:target-frame-name="_top" xlink:show="replace"><text:span text:style-name="T71">1.3.1 Information and relations</text:span></text:a></text:h>
          </table:table-cell>
          <table:table-cell table:style-name="TableCell72">
            <text:p text:style-name="P73">Code should be written as it appears.</text:p>
          </table:table-cell>
          <table:table-cell table:style-name="TableCell74">
            <text:p text:style-name="P75">Are designated HTML tags and descriptive components used for frontend-code? Reduce excessive usage of &lt;div&gt;, or modification of HTML tags to be something they are not.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h text:style-name="P82" text:outline-level="2"><text:a xlink:href="https://www.w3.org/TR/UNDERSTANDING-WCAG20/content-structure-separation-sequence.html" office:target-frame-name="_top" xlink:show="replace"><text:span text:style-name="T83">1.3.2 Meaningful Sequence</text:span></text:a></text:h>
            <text:p text:style-name="P84"/>
          </table:table-cell>
          <table:table-cell table:style-name="TableCell85">
            <text:p text:style-name="P86">Present content in a meaningful order</text:p>
          </table:table-cell>
          <table:table-cell table:style-name="TableCell87">
            <text:p text:style-name="P88">Navigate through the page with the tab key, does it navigate to components that you expect?<text:s/></text:p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h text:style-name="P94" text:outline-level="2"/>
          </table:table-cell>
          <table:table-cell table:style-name="TableCell95">
            <text:h text:style-name="P96" text:outline-level="2"><text:a xlink:href="https://www.w3.org/TR/2023/NOTE-UNDERSTANDING-WCAG20-20230921/content-structure-separation-understanding.html" office:target-frame-name="_top" xlink:show="replace"><text:span text:style-name="T97">1.3.3 Sensory chara</text:span><text:bookmark-start text:name="_Hlt209601730"/><text:span text:style-name="T98">c</text:span><text:bookmark-start text:name="_Hlt209601729"/><text:bookmark-end text:name="_Hlt209601730"/><text:span text:style-name="T99">t</text:span><text:bookmark-end text:name="_Hlt209601729"/><text:span text:style-name="T100">eri</text:span><text:bookmark-start text:name="_Hlt209601735"/><text:span text:style-name="T101">s</text:span><text:bookmark-end text:name="_Hlt209601735"/><text:span text:style-name="T102">tic</text:span><text:bookmark-start text:name="_Hlt209601888"/><text:span text:style-name="T103">s</text:span><text:bookmark-end text:name="_Hlt209601888"/></text:a></text:h>
          </table:table-cell>
          <table:table-cell table:style-name="TableCell104">
            <text:p text:style-name="P105">Instructions provided for understanding and operating content should not rely solely on sensory characteristics of components (shape, size, visual location, orientation, sound)</text:p>
          </table:table-cell>
          <table:table-cell table:style-name="TableCell106">
            <text:p text:style-name="P107">Example: Instructions like “Press on the button to the left to continue” are vague and screenreader software will not be able to parse what “the button to the left” is.<text:s/></text:p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tinguishable</text:p>
          </table:table-cell>
          <table:table-cell table:style-name="TableCell114">
            <text:h text:style-name="P115" text:outline-level="2"><text:a xlink:href="https://www.w3.org/TR/2023/NOTE-UNDERSTANDING-WCAG20-20230921/visual-audio-contrast-without-color.html" office:target-frame-name="_top" xlink:show="replace"><text:span text:style-name="T116">1.4.1 Usage of color</text:span></text:a></text:h>
          </table:table-cell>
          <table:table-cell table:style-name="TableCell117">
            <text:p text:style-name="P118">Do not use color as the only visual means of conveying information.</text:p>
          </table:table-cell>
          <table:table-cell table:style-name="TableCell119">
            <text:p text:style-name="P120">Example: Instructions like “Press the blue button to continue” are yet again, vague for screenreaders.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h text:style-name="P125" text:outline-level="2"/>
          </table:table-cell>
          <table:table-cell table:style-name="TableCell126">
            <text:h text:style-name="P127" text:outline-level="2"><text:a xlink:href="https://www.w3.org/TR/2023/NOTE-UNDERSTANDING-WCAG20-20230921/visual-audio-contrast-dis-audio.html" office:target-frame-name="_top" xlink:show="replace"><text:span text:style-name="T128">1.4.2 Audio control</text:span></text:a></text:h>
          </table:table-cell>
          <table:table-cell table:style-name="TableCell129">
            <text:p text:style-name="P130">Audio playing for more than 3 seconds should be pause- or stoppable independent from the overall system volume.</text:p>
          </table:table-cell>
          <table:table-cell table:style-name="TableCell131">
            <text:p text:style-name="P132">Turn on VoiceOver;</text:p>
            <text:p text:style-name="P133">Is it possible to stop or pause any automatic audio playing, without also stopping the volume of a voiceover?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h text:style-name="P138" text:outline-level="2"/>
          </table:table-cell>
          <table:table-cell table:style-name="TableCell139">
            <text:h text:style-name="P140" text:outline-level="2"><text:a xlink:href="https://www.w3.org/TR/2023/NOTE-UNDERSTANDING-WCAG20-20230921/visual-audio-contrast-contrast.html" office:target-frame-name="_top" xlink:show="replace"><text:span text:style-name="T141">1.4.3 Color contrast</text:span></text:a></text:h>
          </table:table-cell>
          <table:table-cell table:style-name="TableCell142">
            <text:p text:style-name="P143">Visual presentation of text has a contrast ration of at least 4.5:1 (with some exceptions).</text:p>
          </table:table-cell>
          <table:table-cell table:style-name="TableCell144">
            <text:p text:style-name="P145">Use digital tools to check the contrast ratio.<text:s/></text:p>
            <text:p text:style-name="P146">Otherwise see if it is possible to distinguish words form their background in different screen light and in sunlight, for example.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h text:style-name="P151" text:outline-level="2"/>
          </table:table-cell>
          <table:table-cell table:style-name="TableCell152">
            <text:h text:style-name="P153" text:outline-level="2"><text:a xlink:href="https://www.w3.org/TR/2023/NOTE-UNDERSTANDING-WCAG20-20230921/visual-audio-contrast-scale.html" office:target-frame-name="_top" xlink:show="replace"><text:span text:style-name="T154">1.4.4 Resizing text</text:span></text:a></text:h>
          </table:table-cell>
          <table:table-cell table:style-name="TableCell155">
            <text:p text:style-name="P156"><text:span text:style-name="T157">Except for captions and images of text, text can be resized without assistive technology up to 200% without loss of content or functionality.</text:span></text:p>
          </table:table-cell>
          <table:table-cell table:style-name="TableCell158">
            <text:p text:style-name="P159">Resize the content of a web page on your device up to 200%</text:p>
            <text:p text:style-name="P160">Does the content still make sense? Is it possible to navigate? Is it readable?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h text:style-name="P165" text:outline-level="2"/>
          </table:table-cell>
          <table:table-cell table:style-name="TableCell166">
            <text:h text:style-name="P167" text:outline-level="2"><text:a xlink:href="https://www.w3.org/TR/2023/NOTE-UNDERSTANDING-WCAG20-20230921/visual-audio-contrast-text-presentation.html" office:target-frame-name="_top" xlink:show="replace"><text:span text:style-name="T168">1.4.5 Images of text</text:span></text:a></text:h>
          </table:table-cell>
          <table:table-cell table:style-name="TableCell169">
            <text:p text:style-name="P170">If possible, use text instead of images of text.</text:p>
          </table:table-cell>
          <table:table-cell table:style-name="TableCell171">
            <text:p text:style-name="P172">Do not have images with text in them, screenreading/voiceover tech will not be able to parse that text.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h text:style-name="P177" text:outline-level="2">Keyboard accessibility</text:h>
          </table:table-cell>
          <table:table-cell table:style-name="TableCell178">
            <text:h text:style-name="P179" text:outline-level="2"><text:a xlink:href="https://www.w3.org/TR/2023/NOTE-UNDERSTANDING-WCAG20-20230921/keyboard-operation-keyboard-operable.html" office:target-frame-name="_top" xlink:show="replace"><text:span text:style-name="T180">2.1.1 Keyboard</text:span></text:a></text:h>
          </table:table-cell>
          <table:table-cell table:style-name="TableCell181">
            <text:p text:style-name="P182">All functionalities should be operable with a keyboard.</text:p>
          </table:table-cell>
          <table:table-cell table:style-name="TableCell183">
            <text:p text:style-name="P184">Use keyboard guides<text:s/>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h text:style-name="P189" text:outline-level="2"/>
          </table:table-cell>
          <table:table-cell table:style-name="TableCell190">
            <text:h text:style-name="P191" text:outline-level="2"><text:a xlink:href="https://www.w3.org/TR/2023/NOTE-UNDERSTANDING-WCAG20-20230921/keyboard-operation-trapping.html" office:target-frame-name="_top" xlink:show="replace"><text:span text:style-name="T192">2.1.2 No keyboard trap</text:span></text:a></text:h>
          </table:table-cell>
          <table:table-cell table:style-name="TableCell193">
            <text:p text:style-name="P194">The user should not get stuck on a web page when navigating with a keyboard.</text:p>
          </table:table-cell>
          <table:table-cell table:style-name="TableCell195">
            <text:p text:style-name="P196">Check navigation buttons or components that can change (like a dropdown menu, or elements in a grid)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h text:style-name="P201" text:outline-level="2">Enough time</text:h>
          </table:table-cell>
          <table:table-cell table:style-name="TableCell202">
            <text:h text:style-name="P203" text:outline-level="2"><text:a xlink:href="https://www.w3.org/TR/2023/NOTE-UNDERSTANDING-WCAG20-20230921/time-limits-required-behaviors.html" office:target-frame-name="_top" xlink:show="replace"><text:span text:style-name="T204">2.2.1 Adjustable timing</text:span></text:a></text:h>
          </table:table-cell>
          <table:table-cell table:style-name="TableCell205">
            <text:p text:style-name="P206">Functionality with time limits should be adjustable by the user.</text:p>
          </table:table-cell>
          <table:table-cell table:style-name="TableCell207">
            <text:p text:style-name="P208">Does a schema need to be filled out/finished within a time frame?</text:p>
            <text:p text:style-name="P209">Is there a login session that will log the user out after a time frame? Is it possible to prolong that time? Is progress saved?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h text:style-name="P214" text:outline-level="2"/>
          </table:table-cell>
          <table:table-cell table:style-name="TableCell215">
            <text:h text:style-name="P216" text:outline-level="2"><text:a xlink:href="https://www.w3.org/TR/2023/NOTE-UNDERSTANDING-WCAG20-20230921/time-limits-pause.html" office:target-frame-name="_top" xlink:show="replace"><text:span text:style-name="T217">2.2.2 Pause, stop, hide</text:span></text:a></text:h>
          </table:table-cell>
          <table:table-cell table:style-name="TableCell218">
            <text:p text:style-name="P219">The user has an option to pause, stop or hide content that automatically changes.</text:p>
          </table:table-cell>
          <table:table-cell table:style-name="TableCell220">
            <text:p text:style-name="P221">Are there carousels that automatically shuffle through content/images?<text:s/></text:p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h text:style-name="P227" text:outline-level="2">Seizure safety</text:h>
          </table:table-cell>
          <table:table-cell table:style-name="TableCell228">
            <text:h text:style-name="P229" text:outline-level="2"><text:a xlink:href="https://www.w3.org/TR/2023/NOTE-UNDERSTANDING-WCAG20-20230921/seizure-does-not-violate.html" office:target-frame-name="_top" xlink:show="replace"><text:span text:style-name="T230">2.3.1 Flashing threshold</text:span></text:a></text:h>
          </table:table-cell>
          <table:table-cell table:style-name="TableCell231">
            <text:p text:style-name="P232">Page should not contain anything that flashes more than three times per second.<text:s/></text:p>
          </table:table-cell>
          <table:table-cell table:style-name="TableCell233">
            <text:p text:style-name="P234">Are there clips of a movie scene that features bright flashes? Animation that flashes?<text:s/></text:p>
          </table:table-cell>
          <table:table-cell table:style-name="TableCell235">
            <text:p text:style-name="P236"/>
          </table:table-cell>
        </table:table-row>
        <text:soft-page-break/>
        <table:table-row table:style-name="TableRow237">
          <table:table-cell table:style-name="TableCell238">
            <text:h text:style-name="P239" text:outline-level="2">Navigability</text:h>
          </table:table-cell>
          <table:table-cell table:style-name="TableCell240">
            <text:h text:style-name="P241" text:outline-level="2"><text:a xlink:href="https://www.w3.org/TR/2023/NOTE-UNDERSTANDING-WCAG20-20230921/navigation-mechanisms-skip.html" office:target-frame-name="_top" xlink:show="replace"><text:span text:style-name="T242">2.4.1 Bypass blocks</text:span></text:a></text:h>
          </table:table-cell>
          <table:table-cell table:style-name="TableCell243">
            <text:p text:style-name="P244">The user should be able to bypass blocks of content repeated on multiple pages.</text:p>
          </table:table-cell>
          <table:table-cell table:style-name="TableCell245">
            <text:p text:style-name="P246">Examples of “repeated content blocks”:</text:p>
            <text:p text:style-name="P247">Navigation links, headings, graphics, advertising frames..</text:p>
            <text:p text:style-name="P248">Can you jump directly between them using keyboard navigation or voiceover function?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h text:style-name="P253" text:outline-level="2"/>
          </table:table-cell>
          <table:table-cell table:style-name="TableCell254">
            <text:h text:style-name="P255" text:outline-level="2"><text:a xlink:href="https://www.w3.org/TR/2023/NOTE-UNDERSTANDING-WCAG20-20230921/navigation-mechanisms-title.html" office:target-frame-name="_top" xlink:show="replace"><text:span text:style-name="T256">2.4.2 Page titled</text:span></text:a></text:h>
          </table:table-cell>
          <table:table-cell table:style-name="TableCell257">
            <text:p text:style-name="P258">Web pages should have a title that describes the topic or purpose.</text:p>
          </table:table-cell>
          <table:table-cell table:style-name="TableCell259">
            <text:p text:style-name="P260">When having voiceover on, do titles accurately describe the content per page?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h text:style-name="P265" text:outline-level="2"/>
          </table:table-cell>
          <table:table-cell table:style-name="TableCell266">
            <text:h text:style-name="P267" text:outline-level="2"><text:a xlink:href="https://www.w3.org/TR/2023/NOTE-UNDERSTANDING-WCAG20-20230921/navigation-mechanisms-focus-order.html" office:target-frame-name="_top" xlink:show="replace"><text:span text:style-name="T268">2.4.3 Focus order</text:span></text:a></text:h>
          </table:table-cell>
          <table:table-cell table:style-name="TableCell269">
            <text:p text:style-name="P270">Focusable components should show focus in an order that makes sense.</text:p>
          </table:table-cell>
          <table:table-cell table:style-name="TableCell271">
            <text:p text:style-name="P272">Tab through the webpage and check that things are navigated to in the order that is the same “visually”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h text:style-name="P277" text:outline-level="2"/>
          </table:table-cell>
          <table:table-cell table:style-name="TableCell278">
            <text:h text:style-name="P279" text:outline-level="2"><text:a xlink:href="https://www.w3.org/TR/2023/NOTE-UNDERSTANDING-WCAG20-20230921/navigation-mechanisms-refs.html" office:target-frame-name="_top" xlink:show="replace"><text:span text:style-name="T280">2.4.4 Link purpose in context</text:span></text:a></text:h>
          </table:table-cell>
          <table:table-cell table:style-name="TableCell281">
            <text:p text:style-name="P282">The purpose of a link should be clear from the link text.</text:p>
          </table:table-cell>
          <table:table-cell table:style-name="TableCell283">
            <text:p text:style-name="P284">Is it a link that will download something?</text:p>
            <text:p text:style-name="P285">Is it a link that will open up in a new tab?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h text:style-name="P290" text:outline-level="2"/>
          </table:table-cell>
          <table:table-cell table:style-name="TableCell291">
            <text:h text:style-name="P292" text:outline-level="2"><text:a xlink:href="https://www.w3.org/TR/2023/NOTE-UNDERSTANDING-WCAG20-20230921/navigation-mechanisms-mult-loc.html" office:target-frame-name="_top" xlink:show="replace"><text:span text:style-name="T293">2.4.5 Multiple ways (to navigate)</text:span></text:a></text:h>
          </table:table-cell>
          <table:table-cell table:style-name="TableCell294">
            <text:p text:style-name="P295">Offer the user multiple ways to navigate your web page.</text:p>
          </table:table-cell>
          <table:table-cell table:style-name="TableCell296">
            <text:p text:style-name="P297">Look for:</text:p>
            <text:p text:style-name="P298">Site maps</text:p>
            <text:p text:style-name="P299">A consistent menu that shows up on each page</text:p>
            <text:p text:style-name="P300">A search bar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h text:style-name="P305" text:outline-level="2"/>
          </table:table-cell>
          <table:table-cell table:style-name="TableCell306">
            <text:h text:style-name="P307" text:outline-level="2"><text:a xlink:href="https://www.w3.org/TR/UNDERSTANDING-WCAG20/navigation-mechanisms-descriptive.html" office:target-frame-name="_top" xlink:show="replace"><text:span text:style-name="T308">2.4.6 Headings and labels</text:span></text:a></text:h>
            <text:p text:style-name="P309"/>
          </table:table-cell>
          <table:table-cell table:style-name="TableCell310">
            <text:p text:style-name="P311">Headings and labels describe the topic or purpose of a page.</text:p>
          </table:table-cell>
          <table:table-cell table:style-name="TableCell312">
            <text:p text:style-name="P313">If there are headings and labels used, they should be relevant and descriptive and fit within the context</text:p>
            <text:p text:style-name="P314">Think about news sites, how the headings per article should give an idea about the content.</text:p>
            <text:p text:style-name="P315">Or filling out a form, fields for “first name” and “last name” are labelled as such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h text:style-name="P320" text:outline-level="2"/>
          </table:table-cell>
          <table:table-cell table:style-name="TableCell321">
            <text:h text:style-name="P322" text:outline-level="2"><text:a xlink:href="https://www.w3.org/TR/UNDERSTANDING-WCAG20/navigation-mechanisms-focus-visible.html" office:target-frame-name="_top" xlink:show="replace"><text:span text:style-name="T323">2.4.7 Focus visible</text:span></text:a></text:h>
            <text:p text:style-name="P324"/>
          </table:table-cell>
          <table:table-cell table:style-name="TableCell325">
            <text:p text:style-name="P326">When navigating with a keyboard, the focus indicator should be visible.</text:p>
          </table:table-cell>
          <table:table-cell table:style-name="TableCell327">
            <text:p text:style-name="P328">The moment you start using the keyboard to navigate, a focus indicator (usually something outlining what element you are focused on) should appear</text:p>
            <text:p text:style-name="P329">Pay special attention to where the focus shows up if there are popups, modals, dropdowns...</text:p>
          </table:table-cell>
          <table:table-cell table:style-name="TableCell330">
            <text:p text:style-name="P331"/>
          </table:table-cell>
        </table:table-row>
        <text:soft-page-break/>
        <table:table-row table:style-name="TableRow332">
          <table:table-cell table:style-name="TableCell333">
            <text:h text:style-name="P334" text:outline-level="2">Readability</text:h>
          </table:table-cell>
          <table:table-cell table:style-name="TableCell335">
            <text:h text:style-name="P336" text:outline-level="2"><text:a xlink:href="https://www.w3.org/TR/UNDERSTANDING-WCAG20/meaning-doc-lang-id.html" office:target-frame-name="_top" xlink:show="replace"><text:span text:style-name="T337">3.1.1 Language on page</text:span></text:a></text:h>
          </table:table-cell>
          <table:table-cell table:style-name="TableCell338">
            <text:p text:style-name="P339">The default human language on each page can be programmatically determined.</text:p>
          </table:table-cell>
          <table:table-cell table:style-name="TableCell340">
            <text:p text:style-name="P341">Use the WAVE evaluation tool or ask if the programmers on the team have taken this into consideration.</text:p>
            <text:p text:style-name="P342">Switch between languages for the voiceover and see how they react to a page<text:s/>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h text:style-name="P347" text:outline-level="2"/>
          </table:table-cell>
          <table:table-cell table:style-name="TableCell348">
            <text:h text:style-name="P349" text:outline-level="2"><text:a xlink:href="https://www.w3.org/TR/UNDERSTANDING-WCAG20/meaning-other-lang-id.html" office:target-frame-name="_top" xlink:show="replace"><text:span text:style-name="T350">3.1.2 Language on sections of content</text:span></text:a></text:h>
          </table:table-cell>
          <table:table-cell table:style-name="TableCell351">
            <text:p text:style-name="P352">The language in sections of the content should be programmatically determined.</text:p>
          </table:table-cell>
          <table:table-cell table:style-name="TableCell353">
            <text:p text:style-name="P354">Parse through the page with voiceover to listen if there are sections of the text with “foreign” words or phrases, and whether they are pronounced correctly.<text:s/>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h text:style-name="P359" text:outline-level="2">Predictability</text:h>
          </table:table-cell>
          <table:table-cell table:style-name="TableCell360">
            <text:h text:style-name="P361" text:outline-level="2"><text:a xlink:href="https://www.w3.org/TR/UNDERSTANDING-WCAG20/consistent-behavior-receive-focus.html" office:target-frame-name="_top" xlink:show="replace"><text:span text:style-name="T362">3.2.1 Focus</text:span></text:a></text:h>
          </table:table-cell>
          <table:table-cell table:style-name="TableCell363">
            <text:p text:style-name="P364"><text:span text:style-name="T365">When any component receives focus, it does not initiate a change of context.</text:span></text:p>
          </table:table-cell>
          <table:table-cell table:style-name="TableCell366">
            <text:p text:style-name="P367">Use keyboard navigation, and/or turn on VoiceOver;</text:p>
            <text:p text:style-name="P368">Moving focus<text:s/></text:p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h text:style-name="P374" text:outline-level="2"/>
          </table:table-cell>
          <table:table-cell table:style-name="TableCell375">
            <text:h text:style-name="P376" text:outline-level="2"><text:a xlink:href="https://www.w3.org/TR/UNDERSTANDING-WCAG20/consistent-behavior-unpredictable-change.html" office:target-frame-name="_top" xlink:show="replace"><text:span text:style-name="T377">3.2.2 Input</text:span></text:a></text:h>
          </table:table-cell>
          <table:table-cell table:style-name="TableCell378">
            <text:p text:style-name="P379">Changing the value in a schema (or other input field) should not lead to automatic change of context.</text:p>
          </table:table-cell>
          <table:table-cell table:style-name="TableCell380">
            <text:p text:style-name="P381">Context here means the general flow of the schema, and that should not change.</text:p>
            <text:p text:style-name="P382">Additional fields showing up when selecting certain options in a schema is OK, but if selecting an option suddenly puts the user on a different page, that is change of context.<text:s/>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h text:style-name="P387" text:outline-level="2"/>
          </table:table-cell>
          <table:table-cell table:style-name="TableCell388">
            <text:h text:style-name="P389" text:outline-level="2"><text:a xlink:href="https://www.w3.org/TR/UNDERSTANDING-WCAG20/consistent-behavior-consistent-locations.html" office:target-frame-name="_top" xlink:show="replace"><text:span text:style-name="T390">3.2.3 Consistent navigation</text:span></text:a></text:h>
          </table:table-cell>
          <table:table-cell table:style-name="TableCell391">
            <text:p text:style-name="P392">Navigational links that are on multiple pages should have a consistent order.<text:s/></text:p>
          </table:table-cell>
          <table:table-cell table:style-name="TableCell393">
            <text:p text:style-name="P394">Can you quickly and consistently locate navigation elements like..</text:p>
            <text:list text:style-name="LFO1" text:continue-numbering="true">
              <text:list-item>
                <text:p text:style-name="P395">Search bar</text:p>
              </text:list-item>
              <text:list-item>
                <text:p text:style-name="P396">Navigation menu</text:p>
              </text:list-item>
              <text:list-item>
                <text:p text:style-name="P397">Jumping to main “blocks”</text:p>
              </text:list-item>
            </text:list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h text:style-name="P402" text:outline-level="2"/>
          </table:table-cell>
          <table:table-cell table:style-name="TableCell403">
            <text:h text:style-name="P404" text:outline-level="2"><text:a xlink:href="https://www.w3.org/TR/UNDERSTANDING-WCAG20/consistent-behavior-consistent-functionality.html" office:target-frame-name="_top" xlink:show="replace"><text:span text:style-name="T405">3.2.4 Consistent identification</text:span></text:a></text:h>
          </table:table-cell>
          <table:table-cell table:style-name="TableCell406">
            <text:p text:style-name="P407"><text:span text:style-name="T408">Components that have the same functionality within a set of pages are identified consistently</text:span></text:p>
          </table:table-cell>
          <table:table-cell table:style-name="TableCell409">
            <text:p text:style-name="P410">Are the same interactive elements labeled differently on different pages? Are they placed in a different area based on the page they are on?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h text:style-name="P415" text:outline-level="2">Input assistance</text:h>
            <text:p text:style-name="P416"/>
          </table:table-cell>
          <table:table-cell table:style-name="TableCell417">
            <text:h text:style-name="P418" text:outline-level="2"><text:a xlink:href="https://www.w3.org/TR/UNDERSTANDING-WCAG20/minimize-error-identified.html" office:target-frame-name="_top" xlink:show="replace"><text:span text:style-name="T419">3.3.1 Error identification</text:span></text:a></text:h>
          </table:table-cell>
          <table:table-cell table:style-name="TableCell420">
            <text:p text:style-name="P421">Errors that show up automatically should show where the error has occurred and a textual description.<text:s/></text:p>
          </table:table-cell>
          <table:table-cell table:style-name="TableCell422">
            <text:p text:style-name="P423">For example, in a form/schema, having one big block showing all the errors the user has made means they will have to constantly scroll up and down, causing frustration.</text:p>
            <text:p text:style-name="P424"/>
            <text:p text:style-name="P425">Showing an error in a single toast or popup component can lead to them not finding where their error was.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h text:style-name="P430" text:outline-level="2"/>
          </table:table-cell>
          <table:table-cell table:style-name="TableCell431">
            <text:h text:style-name="P432" text:outline-level="2"><text:a xlink:href="https://www.w3.org/TR/UNDERSTANDING-WCAG20/minimize-error-cues.html" office:target-frame-name="_top" xlink:show="replace"><text:span text:style-name="T433">3.3.2 Labels or instructions</text:span></text:a></text:h>
          </table:table-cell>
          <table:table-cell table:style-name="TableCell434">
            <text:p text:style-name="P435"><text:span text:style-name="T436">Labels or instructions are provided when content requires user input.</text:span></text:p>
          </table:table-cell>
          <table:table-cell table:style-name="TableCell437">
            <text:p text:style-name="P438">Relevant for forms/schemas</text:p>
            <text:p text:style-name="P439">The user should always be able to find out what type of input they need to fill in.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h text:style-name="P444" text:outline-level="2"/>
          </table:table-cell>
          <table:table-cell table:style-name="TableCell445">
            <text:h text:style-name="P446" text:outline-level="2"><text:a xlink:href="https://www.w3.org/TR/UNDERSTANDING-WCAG20/minimize-error-suggestions.html" office:target-frame-name="_top" xlink:show="replace"><text:span text:style-name="T447">3.3.3 Error suggestion</text:span></text:a></text:h>
          </table:table-cell>
          <table:table-cell table:style-name="TableCell448">
            <text:p text:style-name="P449"><text:span text:style-name="T450">If an input error is automatically detected, known suggestions are provided to the user, unless it would jeopardize the security or purpose of the content.</text:span></text:p>
          </table:table-cell>
          <table:table-cell table:style-name="TableCell451">
            <text:p text:style-name="P452">For example, informing the user that a phone number or email needs to have a certain format.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h text:style-name="P457" text:outline-level="2">Compatibility</text:h>
          </table:table-cell>
          <table:table-cell table:style-name="TableCell458">
            <text:h text:style-name="P459" text:outline-level="2"><text:a xlink:href="https://www.w3.org/TR/UNDERSTANDING-WCAG20/ensure-compat-parses.html" office:target-frame-name="_top" xlink:show="replace"><text:span text:style-name="T460">4.1.1 Parsing</text:span></text:a></text:h>
          </table:table-cell>
          <table:table-cell table:style-name="TableCell461">
            <text:p text:style-name="P462">Pages should be without big code errors.</text:p>
          </table:table-cell>
          <table:table-cell table:style-name="TableCell463">
            <text:p text:style-name="P464">Web pages have complete start and end tags and are nested according to specification, so that assistive technologies can parse through the pages without crashing.</text:p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h text:style-name="P469" text:outline-level="2"/>
          </table:table-cell>
          <table:table-cell table:style-name="TableCell470">
            <text:h text:style-name="P471" text:outline-level="2"><text:a xlink:href="https://www.w3.org/TR/UNDERSTANDING-WCAG20/ensure-compat-rsv.html" office:target-frame-name="_top" xlink:show="replace"><text:span text:style-name="T472">4.1.2 Name, role, value</text:span></text:a></text:h>
          </table:table-cell>
          <table:table-cell table:style-name="TableCell473">
            <text:p text:style-name="P474">The user should be informed of important changes on the page without context change.</text:p>
          </table:table-cell>
          <table:table-cell table:style-name="TableCell475">
            <text:p text:style-name="P476">Role, state, and value information on all user interface components is provided, so that assistive technologies can parse through the pages and inform the user accordingly.</text:p>
          </table:table-cell>
          <table:table-cell table:style-name="TableCell477">
            <text:p text:style-name="P478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asty Assi-Sirhaug</meta:initial-creator>
    <dc:creator>Mahasty Assi-Sirhaug</dc:creator>
    <meta:creation-date>2025-08-11T09:02:00Z</meta:creation-date>
    <dc:date>2025-09-24T08:28:00Z</dc:date>
    <meta:template xlink:href="Normal.dotm" xlink:type="simple"/>
    <meta:editing-cycles>5</meta:editing-cycles>
    <meta:editing-duration>PT1140S</meta:editing-duration>
    <meta:user-defined meta:name="MSIP_Label_50821336-263d-4940-a74c-ab7373b99eed_Enabled">true</meta:user-defined>
    <meta:user-defined meta:name="MSIP_Label_50821336-263d-4940-a74c-ab7373b99eed_SetDate">2025-07-22T08:35:31Z</meta:user-defined>
    <meta:user-defined meta:name="MSIP_Label_50821336-263d-4940-a74c-ab7373b99eed_Method">Standard</meta:user-defined>
    <meta:user-defined meta:name="MSIP_Label_50821336-263d-4940-a74c-ab7373b99eed_Name">Internal</meta:user-defined>
    <meta:user-defined meta:name="MSIP_Label_50821336-263d-4940-a74c-ab7373b99eed_SiteId">6735929c-9dbf-473b-9fc6-5fbdcd2c9fc4</meta:user-defined>
    <meta:user-defined meta:name="MSIP_Label_50821336-263d-4940-a74c-ab7373b99eed_ActionId">7c200b82-73f0-49f2-8a25-39d445623235</meta:user-defined>
    <meta:user-defined meta:name="MSIP_Label_50821336-263d-4940-a74c-ab7373b99eed_ContentBits">0</meta:user-defined>
    <meta:user-defined meta:name="MSIP_Label_50821336-263d-4940-a74c-ab7373b99eed_Tag">10, 3, 0, 2</meta:user-defined>
    <meta:document-statistic meta:page-count="5" meta:paragraph-count="24" meta:word-count="1802" meta:character-count="12052" meta:row-count="85" meta:non-whitespace-character-count="10274"/>
  </office:meta>
</office:document-meta>
</file>